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6cm" fo:min-width="7.586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76cm" fo:min-width="5.42cm"/>
    </style:style>
    <style:style style:name="gr5" style:family="graphic" style:parent-style-name="standard">
      <style:graphic-properties draw:textarea-horizontal-align="justify" draw:textarea-vertical-align="middle" draw:auto-grow-height="false" fo:min-height="7.25cm" fo:min-width="17.3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.3cm" svg:height="2.2cm" svg:x="1.75cm" svg:y="2.1cm">
          <text:p text:style-name="P1"><text:span text:style-name="T1">Laden</text:span><text:span text:style-name="T2"> der </text:span><text:span text:style-name="T2"><text:line-break/></text:span><text:span text:style-name="T2">Kategorie:Die_Gartenlaube_Artik</text:span><text:span text:style-name="T2">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7.5cm" svg:height="2.4cm" svg:x="2.15cm" svg:y="5.6cm">
          <text:p text:style-name="P2"><text:span text:style-name="T3">Extraktion der </text:span><text:span text:style-name="T3"><text:line-break/></text:span><text:span text:style-name="T3">Unterkategori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5cm" svg:height="2.4cm" svg:x="2.15cm" svg:y="9.3cm">
          <text:p text:style-name="P2"><text:span text:style-name="T3">Extraktion der </text:span><text:span text:style-name="T3"><text:line-break/></text:span><text:span text:style-name="T3">Unterkategori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9cm" svg:y1="4.3cm" svg:x2="5.9cm" svg:y2="5.6cm" draw:start-shape="id1" draw:start-glue-point="2" draw:end-shape="id2" draw:end-glue-point="0" svg:d="M5900 4300v1300" svg:viewBox="0 0 1 1301">
          <text:p/>
        </draw:connector>
        <draw:connector draw:style-name="gr3" draw:text-style-name="P3" draw:layer="layout" draw:type="line" svg:x1="5.9cm" svg:y1="8cm" svg:x2="5.9cm" svg:y2="9.3cm" draw:start-shape="id2" draw:start-glue-point="2" draw:end-shape="id3" svg:d="M5900 8000v1300" svg:viewBox="0 0 1 1301">
          <text:p/>
        </draw:connector>
        <draw:connector draw:style-name="gr3" draw:text-style-name="P3" draw:layer="layout" draw:type="line" svg:x1="5.9cm" svg:y1="11.7cm" svg:x2="5.9cm" svg:y2="13.6cm" draw:start-shape="id3" draw:start-glue-point="2" draw:end-shape="id4" svg:d="M5900 11700v1900" svg:viewBox="0 0 1 1901">
          <text:p/>
        </draw:connector>
        <draw:custom-shape draw:style-name="gr4" draw:text-style-name="P2" xml:id="id4" draw:id="id4" draw:layer="layout" svg:width="9.4cm" svg:height="2.9cm" svg:x="1.2cm" svg:y="13.6cm">
          <text:p text:style-name="P2"><text:span text:style-name="T3">Extraktion des Wikitexts</text:span><text:span text:style-name="T3"><text:line-break/></text:span><text:span text:style-name="T3">der einzelnen Artike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5" draw:id="id5" draw:layer="layout" svg:width="17.86cm" svg:height="7.5cm" svg:x="1.85cm" svg:y="17.3cm">
          <text:p text:style-name="P2"><text:span text:style-name="T3">Extraktion der Metadatenfelder</text:span><text:span text:style-name="T3"><text:line-break/></text:span><text:span text:style-name="T3">aus der Textbox per RegE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2.4cm" svg:x="2.3cm" svg:y="17.7cm">
          <text:p text:style-name="P2"><text:span text:style-name="T3">Extraktion der Metadatenfelder</text:span><text:span text:style-name="T3"><text:line-break/></text:span><text:span text:style-name="T3">aus der Textbox per RegEx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425cm" svg:y1="15.05cm" svg:x2="10.78cm" svg:y2="17.3cm" draw:start-shape="id4" draw:start-glue-point="6" draw:end-shape="id5" draw:end-glue-point="0" svg:d="M9425 15050h1355v2250" svg:viewBox="0 0 1356 2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5:00:08.631066385</meta:creation-date>
    <dc:date>2019-11-11T15:08:51.773043158</dc:date>
    <meta:editing-duration>PT8M43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